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ject Setup Guide for OpenWeatherMap API Automation Suite</text:span></text:h>
      <text:p text:style-name="Text_20_body">This guide will help you set up the environment and run the OpenWeatherMap API automation suite, which is built with <text:span text:style-name="Strong_20_Emphasis">Playwright</text:span> and <text:span text:style-name="Strong_20_Emphasis">TypeScript</text:span>.</text:p>
      <text:h text:style-name="Heading_20_2" text:outline-level="2"><text:span text:style-name="Strong_20_Emphasis">Step 1: Install Required Software</text:span></text:h>
      <text:h text:style-name="Heading_20_3" text:outline-level="3"><text:span text:style-name="Strong_20_Emphasis">1.1 Install Visual Studio Code (VSCode)</text:span></text:h>
      <text:p text:style-name="Text_20_body">Visual Studio Code (VSCode) is a popular, lightweight code editor that you will use for editing and running your tests.</text:p>
      <text:list text:style-name="L1">
        <text:list-item>
          <text:p text:style-name="P1">Go to the official VSCode website: <text:a xlink:type="simple" xlink:href="https://code.visualstudio.com/" office:target-frame-name="_new" xlink:show="replace" text:style-name="Internet_20_link" text:visited-style-name="Visited_20_Internet_20_Link">https://code.visualstudio.com</text:a></text:p>
        </text:list-item>
        <text:list-item>
          <text:p text:style-name="P1">Download and install the version for your operating system (Windows, macOS, or Linux).</text:p>
        </text:list-item>
        <text:list-item>
          <text:p text:style-name="P2">After installation, launch VSCode.</text:p>
        </text:list-item>
      </text:list>
      <text:h text:style-name="Heading_20_3" text:outline-level="3"><text:span text:style-name="Strong_20_Emphasis">1.2 Install Node.js</text:span></text:h>
      <text:p text:style-name="Text_20_body">Node.js is the runtime environment that allows you to run JavaScript and TypeScript code. It is required for running Playwright and other dependencies.</text:p>
      <text:list text:style-name="L2">
        <text:list-item>
          <text:p text:style-name="P3">Go to the official Node.js website: <text:a xlink:type="simple" xlink:href="https://nodejs.org/" office:target-frame-name="_new" xlink:show="replace" text:style-name="Internet_20_link" text:visited-style-name="Visited_20_Internet_20_Link">https://nodejs.org</text:a></text:p>
        </text:list-item>
        <text:list-item>
          <text:p text:style-name="P3">Download and install the <text:span text:style-name="Strong_20_Emphasis">LTS</text:span> version.</text:p>
        </text:list-item>
        <text:list-item>
          <text:p text:style-name="P4"/>
        </text:list-item>
      </text:list>
      <text:h text:style-name="Heading_20_2" text:outline-level="2"><text:span text:style-name="Strong_20_Emphasis">Step 2: Clone the Project Repository</text:span></text:h>
      <text:p text:style-name="Text_20_body">If you’re using Git, clone the project repository to your local machine. If you're manually downloading the project, skip to Step 3.</text:p>
      <text:list text:style-name="L3">
        <text:list-item>
          <text:p text:style-name="P5">Open a terminal or Command Prompt.</text:p>
        </text:list-item>
        <text:list-item>
          <text:p text:style-name="P5">Navigate to the directory where you want to store the project.</text:p>
        </text:list-item>
        <text:list-item>
          <text:p text:style-name="P6">Run the following command to clone the repository:</text:p>
        </text:list-item>
      </text:list>
      <text:p text:style-name="Preformatted_20_Text">bash</text:p>
      <text:p text:style-name="Preformatted_20_Text">Copy code</text:p>
      <text:p text:style-name="P7"><text:span text:style-name="Source_20_Text">git clone &lt;repository-url&gt;</text:span></text:p>
      <text:p text:style-name="Text_20_body">Replace <text:span text:style-name="Source_20_Text">&lt;repository-url&gt;</text:span> with the actual URL of the repository (e.g., <text:span text:style-name="Source_20_Text">https://github.com/username/repository.git</text:span>).</text:p>
      <text:p text:style-name="Text_20_body">If you're downloading the project manually, just download the ZIP file from the repository and extract it to your desired directory.</text:p>
      <text:p text:style-name="Horizontal_20_Line"/>
      <text:h text:style-name="Heading_20_2" text:outline-level="2"><text:soft-page-break/><text:span text:style-name="Strong_20_Emphasis">Step 3: Open the Project in VSCode</text:span></text:h>
      <text:list text:style-name="L4">
        <text:list-item>
          <text:p text:style-name="P8">Open <text:span text:style-name="Strong_20_Emphasis">VSCode</text:span>.</text:p>
        </text:list-item>
        <text:list-item>
          <text:p text:style-name="P8">Click on <text:span text:style-name="Strong_20_Emphasis">File &gt; Open Folder</text:span> (or <text:span text:style-name="Strong_20_Emphasis">Code &gt; Open Folder</text:span> on macOS) and navigate to the project directory that you just cloned or extracted.</text:p>
        </text:list-item>
        <text:list-item>
          <text:p text:style-name="P9">Select the folder and click <text:span text:style-name="Strong_20_Emphasis">Open</text:span>.</text:p>
        </text:list-item>
      </text:list>
      <text:p text:style-name="Horizontal_20_Line"/>
      <text:h text:style-name="Heading_20_2" text:outline-level="2"><text:span text:style-name="Strong_20_Emphasis">Step 4: Install Project Dependencies</text:span></text:h>
      <text:h text:style-name="Heading_20_3" text:outline-level="3"><text:span text:style-name="Strong_20_Emphasis">4.1 Open the Terminal in VSCode</text:span></text:h>
      <text:p text:style-name="Text_20_body">In VSCode, open a new terminal:</text:p>
      <text:list text:style-name="L5">
        <text:list-item>
          <text:p text:style-name="P10">Click on <text:span text:style-name="Strong_20_Emphasis">Terminal &gt; New Terminal</text:span> from the top menu.</text:p>
        </text:list-item>
      </text:list>
      <text:h text:style-name="Heading_20_3" text:outline-level="3"><text:span text:style-name="Strong_20_Emphasis">4.2 Install Dependencies</text:span></text:h>
      <text:p text:style-name="Text_20_body">Now you need to install the dependencies (Playwright and other necessary packages). In the terminal, run the following command:</text:p>
      <text:p text:style-name="Preformatted_20_Text">bash</text:p>
      <text:p text:style-name="Preformatted_20_Text">Copy code</text:p>
      <text:p text:style-name="P7"><text:span text:style-name="Source_20_Text">npm install</text:span></text:p>
      <text:p text:style-name="Text_20_body">This will install all the dependencies listed in the <text:span text:style-name="Source_20_Text">package.json</text:span> file, including Playwright.</text:p>
      <text:p text:style-name="Horizontal_20_Line"/>
      <text:h text:style-name="Heading_20_2" text:outline-level="2"><text:span text:style-name="Strong_20_Emphasis">Step 5: Install Playwright</text:span></text:h>
      <text:p text:style-name="Text_20_body">Playwright is a Node.js library for end-to-end testing. If it wasn't installed with the above step, you can manually install Playwright by running:</text:p>
      <text:p text:style-name="Preformatted_20_Text">bash</text:p>
      <text:p text:style-name="Preformatted_20_Text">Copy code</text:p>
      <text:p text:style-name="P7"><text:span text:style-name="Source_20_Text">npm install playwright</text:span></text:p>
      <text:p text:style-name="Horizontal_20_Line"/>
      <text:h text:style-name="Heading_20_2" text:outline-level="2"><text:span text:style-name="Strong_20_Emphasis">Step 6: Set Up the Configuration</text:span></text:h>
      <text:p text:style-name="Text_20_body">The automation suite is configured to use an OpenWeatherMap API key, which you must set up to access weather data.</text:p>
      <text:list text:style-name="L6">
        <text:list-item>
          <text:p text:style-name="P11"><text:span text:style-name="Strong_20_Emphasis">Create a </text:span><text:span text:style-name="Strong_20_Emphasis"><text:span text:style-name="Source_20_Text">.env</text:span></text:span><text:span text:style-name="Strong_20_Emphasis"> file</text:span> in the root of the project folder if one is not already created.</text:p>
        </text:list-item>
        <text:list-item>
          <text:p text:style-name="P12">Add your API key to this file as follows:</text:p>
        </text:list-item>
      </text:list>
      <text:p text:style-name="Preformatted_20_Text">makefile</text:p>
      <text:p text:style-name="Preformatted_20_Text">Copy code</text:p>
      <text:p text:style-name="P7"><text:soft-page-break/><text:span text:style-name="Source_20_Text">OPENWEATHERMAP_API_KEY=your_api_key_here</text:span></text:p>
      <text:p text:style-name="Text_20_body">Replace <text:span text:style-name="Source_20_Text">your_api_key_here</text:span> with the actual OpenWeatherMap API key that you can get from <text:a xlink:type="simple" xlink:href="https://openweathermap.org/" office:target-frame-name="_new" xlink:show="replace" text:style-name="Internet_20_link" text:visited-style-name="Visited_20_Internet_20_Link">https://openweathermap.org/</text:a>.</text:p>
      <text:p text:style-name="Horizontal_20_Line"/>
      <text:h text:style-name="Heading_20_2" text:outline-level="2"><text:span text:style-name="Strong_20_Emphasis">Step 7: Run the Automation Tests</text:span></text:h>
      <text:h text:style-name="Heading_20_3" text:outline-level="3"><text:span text:style-name="Strong_20_Emphasis">7.1 Run the Tests Locally</text:span></text:h>
      <text:p text:style-name="Text_20_body">To run the tests locally, you can use the following command in the terminal:</text:p>
      <text:p text:style-name="Preformatted_20_Text">bash</text:p>
      <text:p text:style-name="Preformatted_20_Text">Copy code</text:p>
      <text:p text:style-name="P7"><text:span text:style-name="Source_20_Text">npx playwright test</text:span></text:p>
      <text:p text:style-name="Text_20_body">This will start running the tests using Playwright. Playwright will automatically handle any browser automation and API calls for testing.</text:p>
      <text:h text:style-name="Heading_20_3" text:outline-level="3"><text:span text:style-name="Strong_20_Emphasis">7.2 View the Test Results</text:span></text:h>
      <text:p text:style-name="Text_20_body">Once the tests have run, you should see a report in the terminal showing the results of each test. The report will include information on which tests passed, which failed, and the error details for any failures.</text:p>
      <text:p text:style-name="Horizontal_20_Line"><text:span text:style-name="Strong_20_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3:43:48.092000000</meta:creation-date>
    <dc:date>2024-12-21T13:48:06.386000000</dc:date>
    <meta:editing-duration>PT4M18S</meta:editing-duration>
    <meta:editing-cycles>1</meta:editing-cycles>
    <meta:document-statistic meta:table-count="0" meta:image-count="0" meta:object-count="0" meta:page-count="3" meta:paragraph-count="59" meta:word-count="534" meta:character-count="3270" meta:non-whitespace-character-count="2809"/>
    <meta:generator>LibreOffice/24.8.4.2$Windows_X86_64 LibreOffice_project/bb3cfa12c7b1bf994ecc5649a80400d06cd71002</meta:generator>
  </office:meta>
</office:document-meta>
</file>